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Network. Subnet Masks</text:span></text:p>
          </draw:text-box>
        </draw:frame>
        <draw:frame draw:name="Google Shape;183;p42" presentation:style-name="pr2" draw:text-style-name="P3" draw:layer="layout" svg:width="22.86cm" svg:height="10.509cm" svg:x="1.27cm" svg:y="2.826cm" presentation:class="outline" presentation:user-transformed="true">
          <draw:text-box>
            <text:p text:style-name="P1"><text:span text:style-name="T2">1. Which of the following answers lists the prefix (CIDR) format equivalent of 255.255.254.0?</text:span></text:p>
            <text:p text:style-name="P1"><text:span text:style-name="T2">A. /19</text:span></text:p>
            <text:p text:style-name="P1"><text:span text:style-name="T2">B. /20</text:span></text:p>
            <text:p text:style-name="P1"><text:span text:style-name="T3">C. /23</text:span></text:p>
            <text:p text:style-name="P1"><text:span text:style-name="T2">D. /24</text:span></text:p>
            <text:p text:style-name="P1"><text:span text:style-name="T2">E. /25</text:span></text:p>
            <text:p text:style-name="P1"><text:span text:style-name="T2"/></text:p>
            <text:p text:style-name="P1"><text:span text:style-name="T2">2. Which of the following answers lists the prefix (CIDR) format equivalent of 255.255.255.240?</text:span></text:p>
            <text:p text:style-name="P1"><text:span text:style-name="T2">A. /26</text:span></text:p>
            <text:p text:style-name="P1"><text:span text:style-name="T3">B. /28</text:span></text:p>
            <text:p text:style-name="P1"><text:span text:style-name="T2">C. /27</text:span></text:p>
            <text:p text:style-name="P1"><text:span text:style-name="T2">D. /30</text:span></text:p>
            <text:p text:style-name="P1"><text:span text:style-name="T2">E. /29</text:span></text:p>
            <text:p text:style-name="P1"><text:span text:style-name="T2"/></text:p>
            <text:p text:style-name="P1"><text:span text:style-name="T2">3. Which of the following answers lists the dotted-decimal notation (DDN) equivalent of /30?</text:span></text:p>
            <text:p text:style-name="P1"><text:span text:style-name="T2">A. 255.255.255.192</text:span></text:p>
            <text:p text:style-name="P1"><text:span text:style-name="T3">B. 255.255.255.252</text:span></text:p>
            <text:p text:style-name="P1"><text:span text:style-name="T2">C. 255.255.255.240</text:span></text:p>
            <text:p text:style-name="P1"><text:span text:style-name="T2">D. 255.255.254.0</text:span></text:p>
            <text:p text:style-name="P1"><text:span text:style-name="T2">E. 255.255.255.0</text:span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2:33:41.729548306</dc:date>
    <meta:editing-duration>PT3H37M54S</meta:editing-duration>
    <meta:editing-cycles>27</meta:editing-cycles>
    <meta:document-statistic meta:object-count="31"/>
  </office:meta>
</office:document-meta>
</file>